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0.743cm"/>
    </style:style>
    <style:style style:name="Tabelle1.B" style:family="table-column">
      <style:table-column-properties style:column-width="4.5cm"/>
    </style:style>
    <style:style style:name="Tabelle1.C" style:family="table-column">
      <style:table-column-properties style:column-width="0.748cm"/>
    </style:style>
    <style:style style:name="Tabelle1.D" style:family="table-column">
      <style:table-column-properties style:column-width="5.251cm"/>
    </style:style>
    <style:style style:name="Tabelle1.E" style:family="table-column">
      <style:table-column-properties style:column-width="5.74cm"/>
    </style:style>
    <style:style style:name="Tabelle1.1" style:family="table-row">
      <style:table-row-properties style:min-row-height="0.6cm" fo:keep-together="auto"/>
    </style:style>
    <style:style style:name="Tabelle1.A1" style:family="table-cell">
      <style:table-cell-properties style:vertical-align="middle" fo:background-color="#deeaf6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1.E1" style:family="table-cell">
      <style:table-cell-properties fo:padding-left="0.191cm" fo:padding-right="0.191cm" fo:padding-top="0.15cm" fo:padding-bottom="0.15cm" fo:border-left="0.5pt solid #000000" fo:border-right="none" fo:border-top="none" fo:border-bottom="none" style:writing-mode="lr-tb"/>
    </style:style>
    <style:style style:name="Tabelle1.2" style:family="table-row">
      <style:table-row-properties fo:keep-together="auto"/>
    </style:style>
    <style:style style:name="Tabelle1.A2" style:family="table-cell">
      <style:table-cell-properties style:vertical-align="middle" fo:padding-left="0.191cm" fo:padding-right="0.191cm" fo:padding-top="0.15cm" fo:padding-bottom="0.15cm" fo:border-left="none" fo:border-right="none" fo:border-top="0.5pt solid #000000" fo:border-bottom="0.5pt solid #000000" style:writing-mode="lr-tb"/>
    </style:style>
    <style:style style:name="Tabelle1.E2" style:family="table-cell">
      <style:table-cell-properties fo:padding-left="0.191cm" fo:padding-right="0.191cm" fo:padding-top="0.15cm" fo:padding-bottom="0.15cm" fo:border="none" style:writing-mode="lr-tb"/>
    </style:style>
    <style:style style:name="Tabelle1.E3" style:family="table-cell">
      <style:table-cell-properties fo:padding-left="0.191cm" fo:padding-right="0.191cm" fo:padding-top="0.15cm" fo:padding-bottom="0.15cm" fo:border-left="0.5pt solid #000000" fo:border-right="none" fo:border-top="none" fo:border-bottom="none" style:writing-mode="lr-tb"/>
    </style:style>
    <style:style style:name="Tabelle1.4" style:family="table-row">
      <style:table-row-properties fo:keep-together="auto"/>
    </style:style>
    <style:style style:name="Tabelle1.A4" style:family="table-cell">
      <style:table-cell-properties style:vertical-align="middle" fo:padding-left="0.191cm" fo:padding-right="0.191cm" fo:padding-top="0.15cm" fo:padding-bottom="0.15cm" fo:border-left="none" fo:border-right="none" fo:border-top="0.5pt solid #000000" fo:border-bottom="0.5pt solid #000000" style:writing-mode="lr-tb"/>
    </style:style>
    <style:style style:name="Tabelle1.E4" style:family="table-cell">
      <style:table-cell-properties fo:padding-left="0.191cm" fo:padding-right="0.191cm" fo:padding-top="0.15cm" fo:padding-bottom="0.15cm" fo:border="none" style:writing-mode="lr-tb"/>
    </style:style>
    <style:style style:name="Tabelle1.E5" style:family="table-cell">
      <style:table-cell-properties fo:padding-left="0.191cm" fo:padding-right="0.191cm" fo:padding-top="0.15cm" fo:padding-bottom="0.15cm" fo:border-left="0.5pt solid #000000" fo:border-right="none" fo:border-top="none" fo:border-bottom="none" style:writing-mode="lr-tb"/>
    </style:style>
    <style:style style:name="Tabelle1.6" style:family="table-row">
      <style:table-row-properties fo:keep-together="auto"/>
    </style:style>
    <style:style style:name="Tabelle1.A6" style:family="table-cell">
      <style:table-cell-properties style:vertical-align="middle" fo:padding-left="0.191cm" fo:padding-right="0.191cm" fo:padding-top="0.15cm" fo:padding-bottom="0.15cm" fo:border-left="none" fo:border-right="none" fo:border-top="0.5pt solid #000000" fo:border-bottom="0.5pt solid #000000" style:writing-mode="lr-tb"/>
    </style:style>
    <style:style style:name="Tabelle1.E6" style:family="table-cell">
      <style:table-cell-properties fo:padding-left="0.191cm" fo:padding-right="0.191cm" fo:padding-top="0.15cm" fo:padding-bottom="0.15cm" fo:border="none" style:writing-mode="lr-tb"/>
    </style:style>
    <style:style style:name="Tabelle1.E7" style:family="table-cell">
      <style:table-cell-properties fo:padding-left="0.191cm" fo:padding-right="0.191cm" fo:padding-top="0.15cm" fo:padding-bottom="0.15cm" fo:border-left="0.5pt solid #000000" fo:border-right="none" fo:border-top="none" fo:border-bottom="none" style:writing-mode="lr-tb"/>
    </style:style>
    <style:style style:name="Tabelle1.8" style:family="table-row">
      <style:table-row-properties fo:keep-together="auto"/>
    </style:style>
    <style:style style:name="Tabelle1.A8" style:family="table-cell">
      <style:table-cell-properties style:vertical-align="middle" fo:padding-left="0.191cm" fo:padding-right="0.191cm" fo:padding-top="0.15cm" fo:padding-bottom="0.15cm" fo:border-left="none" fo:border-right="none" fo:border-top="0.5pt solid #000000" fo:border-bottom="0.5pt solid #000000" style:writing-mode="lr-tb"/>
    </style:style>
    <style:style style:name="Tabelle1.E8" style:family="table-cell">
      <style:table-cell-properties fo:padding-left="0.191cm" fo:padding-right="0.191cm" fo:padding-top="0.15cm" fo:padding-bottom="0.15cm" fo:border="none" style:writing-mode="lr-tb"/>
    </style:style>
    <style:style style:name="Tabelle1.E9" style:family="table-cell">
      <style:table-cell-properties fo:padding-left="0.191cm" fo:padding-right="0.191cm" fo:padding-top="0.15cm" fo:padding-bottom="0.15cm" fo:border-left="0.5pt solid #000000" fo:border-right="none" fo:border-top="none" fo:border-bottom="none" style:writing-mode="lr-tb"/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.461cm"/>
    </style:style>
    <style:style style:name="Tabelle2.B" style:family="table-column">
      <style:table-column-properties style:column-width="6.742cm"/>
    </style:style>
    <style:style style:name="Tabelle2.C" style:family="table-column">
      <style:table-column-properties style:column-width="8.781cm"/>
    </style:style>
    <style:style style:name="Tabelle2.1" style:family="table-row">
      <style:table-row-properties style:min-row-height="1cm" fo:keep-together="auto"/>
    </style:style>
    <style:style style:name="Tabelle2.A1" style:family="table-cell">
      <style:table-cell-properties fo:background-color="#e7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C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elle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2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2.C8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2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e2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983cm" fo:margin-left="0cm" fo:margin-top="0cm" fo:margin-bottom="0cm" table:align="left" style:writing-mode="lr-tb"/>
    </style:style>
    <style:style style:name="Tabelle3.A" style:family="table-column">
      <style:table-column-properties style:column-width="4.501cm"/>
    </style:style>
    <style:style style:name="Tabelle3.B" style:family="table-column">
      <style:table-column-properties style:column-width="4.75cm"/>
    </style:style>
    <style:style style:name="Tabelle3.C" style:family="table-column">
      <style:table-column-properties style:column-width="3.75cm"/>
    </style:style>
    <style:style style:name="Tabelle3.D" style:family="table-column">
      <style:table-column-properties style:column-width="3.979cm"/>
    </style:style>
    <style:style style:name="Tabelle3.1" style:family="table-row">
      <style:table-row-properties style:min-row-height="0.6cm" fo:keep-together="auto"/>
    </style:style>
    <style:style style:name="Tabelle3.A1" style:family="table-cell">
      <style:table-cell-properties style:vertical-align="middle" fo:padding-left="0.191cm" fo:padding-right="0.191cm" fo:padding-top="0.15cm" fo:padding-bottom="0.15cm" fo:border="none" style:writing-mode="lr-tb"/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16.983cm"/>
    </style:style>
    <style:style style:name="Tabelle4.1" style:family="table-row">
      <style:table-row-properties style:min-row-height="3.417cm" fo:keep-together="auto"/>
    </style:style>
    <style:style style:name="Tabel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16.983cm"/>
    </style:style>
    <style:style style:name="Tabelle5.1" style:family="table-row">
      <style:table-row-properties style:min-row-height="4.12cm" fo:keep-together="auto"/>
    </style:style>
    <style:style style:name="Tabel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6.983cm" fo:margin-left="0.009cm" fo:margin-top="0cm" fo:margin-bottom="0cm" table:align="left" style:writing-mode="lr-tb"/>
    </style:style>
    <style:style style:name="Tabelle6.A" style:family="table-column">
      <style:table-column-properties style:column-width="16.983cm"/>
    </style:style>
    <style:style style:name="Tabelle6.1" style:family="table-row">
      <style:table-row-properties style:min-row-height="1.49cm" fo:keep-together="auto"/>
    </style:style>
    <style:style style:name="Tabelle6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" style:family="table">
      <style:table-properties style:width="16.983cm" fo:margin-left="0.009cm" fo:margin-top="0cm" fo:margin-bottom="0cm" table:align="left" style:writing-mode="lr-tb"/>
    </style:style>
    <style:style style:name="Tabelle8.A" style:family="table-column">
      <style:table-column-properties style:column-width="2.492cm"/>
    </style:style>
    <style:style style:name="Tabelle8.B" style:family="table-column">
      <style:table-column-properties style:column-width="7.5cm"/>
    </style:style>
    <style:style style:name="Tabelle8.C" style:family="table-column">
      <style:table-column-properties style:column-width="6.99cm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#e7e6e6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8.2" style:family="table-row">
      <style:table-row-properties style:min-row-height="1.101cm" fo:keep-together="auto"/>
    </style:style>
    <style:style style:name="Tabelle8.B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.C2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.3" style:family="table-row">
      <style:table-row-properties style:min-row-height="2.455cm" fo:keep-together="auto"/>
    </style:style>
    <style:style style:name="Tabelle8.B3" style:family="table-cell">
      <style:table-cell-properties fo:padding-left="0.191cm" fo:padding-right="0.191cm" fo:padding-top="0.15cm" fo:padding-bottom="0.15cm" fo:border="0.5pt solid #000000" style:writing-mode="lr-tb"/>
    </style:style>
    <style:style style:name="Tabelle8.C3" style:family="table-cell">
      <style:table-cell-properties fo:padding-left="0.191cm" fo:padding-right="0.191cm" fo:padding-top="0.15cm" fo:padding-bottom="0.15cm" fo:border="0.5pt solid #000000" style:writing-mode="lr-tb"/>
    </style:style>
    <style:style style:name="P1" style:family="paragraph" style:parent-style-name="HTML_20_Preformatted">
      <style:paragraph-properties fo:margin-top="0cm" fo:margin-bottom="0cm" style:contextual-spacing="false" fo:text-align="center" style:justify-single-word="false" fo:orphans="2" fo:widows="2"/>
    </style:style>
    <style:style style:name="P2" style:family="paragraph" style:parent-style-name="HTML_20_Preformatted">
      <style:paragraph-properties fo:margin-top="0.212cm" fo:margin-bottom="0.212cm" style:contextual-spacing="false" fo:line-height="150%" fo:text-align="start" style:justify-single-word="false" fo:orphans="2" fo:widows="2"/>
      <style:text-properties officeooo:paragraph-rsid="0000f7ab"/>
    </style:style>
    <style:style style:name="P3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4" style:family="paragraph" style:parent-style-name="Standard">
      <style:paragraph-properties fo:margin-top="0cm" fo:margin-bottom="0.423cm" style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.212cm" style:contextual-spacing="false" fo:line-height="100%" fo:text-align="justify" style:justify-single-word="false"/>
    </style:style>
    <style:style style:name="P6" style:family="paragraph" style:parent-style-name="Standard">
      <style:paragraph-properties fo:margin-left="0.501cm" fo:margin-right="0cm" fo:margin-top="0cm" fo:margin-bottom="0.212cm" style:contextual-spacing="false" fo:line-height="100%" fo:text-align="justify" style:justify-single-word="false" fo:text-indent="-0.501cm" style:auto-text-indent="false"/>
    </style:style>
    <style:style style:name="P7" style:family="paragraph" style:parent-style-name="Standard">
      <style:paragraph-properties fo:margin-left="0.501cm" fo:margin-right="0cm" fo:margin-top="0.212cm" fo:margin-bottom="0.212cm" style:contextual-spacing="false" fo:line-height="100%" fo:text-align="justify" style:justify-single-word="false" fo:text-indent="-0.501cm" style:auto-text-indent="false"/>
    </style:style>
    <style:style style:name="P8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212cm" fo:margin-bottom="0.212cm" style:contextual-spacing="false" fo:line-height="100%" fo:text-align="justify" style:justify-single-word="false" fo:orphans="2" fo:widows="2"/>
      <style:text-properties officeooo:paragraph-rsid="0000f7ab"/>
    </style:style>
    <style:style style:name="P10" style:family="paragraph" style:parent-style-name="Standard">
      <style:paragraph-properties fo:margin-top="0.635cm" fo:margin-bottom="0.212cm" style:contextual-spacing="false" fo:line-height="100%" fo:text-align="justify" style:justify-single-word="false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2" style:family="paragraph" style:parent-style-name="Standard">
      <style:paragraph-properties fo:margin-top="0.423cm" fo:margin-bottom="0.141cm" style:contextual-spacing="false" fo:line-height="100%"/>
    </style:style>
    <style:style style:name="P13" style:family="paragraph" style:parent-style-name="Standard">
      <style:paragraph-properties fo:margin-top="0cm" fo:margin-bottom="0.212cm" style:contextual-spacing="false" fo:line-height="100%"/>
    </style:style>
    <style:style style:name="P14" style:family="paragraph" style:parent-style-name="Standard">
      <style:paragraph-properties fo:margin-top="0.635cm" fo:margin-bottom="0.141cm" style:contextual-spacing="false" fo:line-height="100%"/>
    </style:style>
    <style:style style:name="P15" style:family="paragraph" style:parent-style-name="Standard">
      <style:paragraph-properties fo:margin-top="0.423cm" fo:margin-bottom="0.212cm" style:contextual-spacing="false" fo:line-height="100%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17" style:family="paragraph" style:parent-style-name="Standard">
      <style:paragraph-properties fo:margin-top="0cm" fo:margin-bottom="0.212cm" style:contextual-spacing="false" fo:line-height="100%" fo:text-align="justify" style:justify-single-word="false"/>
      <style:text-properties fo:language="de" fo:country="DE" style:font-name-complex="Calibri1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de" fo:country="DE" style:font-name-complex="Calibri1" style:font-weight-complex="bold"/>
    </style:style>
    <style:style style:name="P19" style:family="paragraph" style:parent-style-name="Standard">
      <style:paragraph-properties fo:margin-left="0.501cm" fo:margin-right="0cm" fo:margin-top="0cm" fo:margin-bottom="0cm" style:contextual-spacing="false" fo:line-height="100%" fo:text-align="center" style:justify-single-word="false" fo:orphans="2" fo:widows="2" fo:text-indent="-0.501cm" style:auto-text-indent="false"/>
      <style:text-properties style:letter-kerning="false" style:font-name-asian="Calibri1" style:language-asian="en" style:country-asian="US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letter-kerning="false" style:font-name-asian="Calibri1" style:language-asian="en" style:country-asian="US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22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style:letter-kerning="false" style:font-name-asian="Calibri1" style:language-asian="en" style:country-asian="US" style:language-complex="ar" style:country-complex="SA"/>
    </style:style>
    <style:style style:name="P23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officeooo:rsid="0000ea71" officeooo:paragraph-rsid="0000ea71" style:letter-kerning="false" style:font-name-asian="Calibri1" style:language-asian="en" style:country-asian="US" style:language-complex="ar" style:country-complex="SA"/>
    </style:style>
    <style:style style:name="P24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.212cm" fo:margin-bottom="0.423cm" style:contextual-spacing="false" fo:line-height="100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de" fo:country="DE" style:letter-kerning="false" style:font-name-asian="Calibri1" style:font-size-asian="11pt" style:language-asian="en" style:country-asian="US" style:font-name-complex="Calibri1" style:font-size-complex="11pt" style:language-complex="ar" style:country-complex="SA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de" fo:country="DE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6pt" fo:language="de" fo:country="DE" style:letter-kerning="false" style:font-name-asian="Calibri1" style:font-size-asian="6pt" style:language-asian="en" style:country-asian="US" style:font-name-complex="Calibri1" style:font-size-complex="6pt" style:language-complex="ar" style:country-complex="SA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Calibri" fo:font-size="12pt" fo:language="de" fo:country="DE" style:letter-kerning="false" style:font-name-asian="Calibri1" style:font-size-asian="12pt" style:language-asian="en" style:country-asian="US" style:font-name-complex="Calibri1" style:font-size-complex="12pt" style:language-complex="ar" style:country-complex="SA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Calibri" fo:font-size="12pt" fo:language="de" fo:country="DE" officeooo:paragraph-rsid="000170e6" style:letter-kerning="false" style:font-name-asian="Calibri1" style:font-size-asian="12pt" style:language-asian="en" style:country-asian="US" style:font-name-complex="Calibri1" style:font-size-complex="12pt" style:language-complex="ar" style:country-complex="SA" style:font-weight-complex="bold"/>
    </style:style>
    <style:style style:name="P39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fo:font-size="12pt" fo:language="de" fo:country="DE" style:letter-kerning="false" style:font-name-asian="Calibri1" style:font-size-asian="12pt" style:language-asian="en" style:country-asian="US" style:font-name-complex="Calibri1" style:font-size-complex="12pt" style:language-complex="ar" style:country-complex="SA" style:font-weight-complex="bold"/>
    </style:style>
    <style:style style:name="P40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font-name="Calibri" fo:font-size="12pt" fo:language="de" fo:country="DE" officeooo:rsid="0000ea71" officeooo:paragraph-rsid="0000ea71" style:letter-kerning="false" style:font-name-asian="Calibri1" style:font-size-asian="12pt" style:language-asian="en" style:country-asian="US" style:font-name-complex="Calibri1" style:font-size-complex="12pt" style:language-complex="ar" style:country-complex="SA" style:font-weight-complex="bold"/>
    </style:style>
    <style:style style:name="P41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/>
      <style:text-properties style:font-name="Calibri" fo:font-size="10pt" fo:language="de" fo:country="DE" style:letter-kerning="false" style:font-name-asian="Calibri1" style:font-size-asian="10pt" style:language-asian="en" style:country-asian="US" style:font-name-complex="Calibri1" style:font-size-complex="10pt" style:language-complex="ar" style:country-complex="SA" style:font-weight-complex="bold"/>
    </style:style>
    <style:style style:name="P42" style:family="paragraph" style:parent-style-name="Standard">
      <style:paragraph-properties fo:margin-top="0.212cm" fo:margin-bottom="0.423cm" style:contextual-spacing="false" fo:line-height="100%" fo:text-align="justify" style:justify-single-word="false" fo:orphans="2" fo:widows="2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3" style:family="paragraph" style:parent-style-name="Standard">
      <style:paragraph-properties fo:margin-top="0.212cm" fo:margin-bottom="0.212cm" style:contextual-spacing="false" fo:line-height="100%" fo:text-align="center" style:justify-single-word="false" fo:orphans="2" fo:widows="2"/>
      <style:text-properties style:use-window-font-color="true" loext:opacity="0%" style:font-name="Calibri" officeooo:paragraph-rsid="0000ea71" style:letter-kerning="false" style:font-name-asian="Calibri1" style:language-asian="en" style:country-asian="US" style:language-complex="ar" style:country-complex="SA"/>
    </style:style>
    <style:style style:name="P44" style:family="paragraph" style:parent-style-name="Standard">
      <style:paragraph-properties fo:text-align="center" style:justify-single-word="false"/>
      <style:text-properties style:use-window-font-color="true" loext:opacity="0%" style:font-name="Calibri" fo:font-size="12pt" fo:language="de" fo:country="DE" officeooo:paragraph-rsid="000170e6" style:letter-kerning="false" style:font-name-asian="Calibri1" style:font-size-asian="12pt" style:language-asian="en" style:country-asian="US" style:font-name-complex="Calibri1" style:font-size-complex="12pt" style:language-complex="ar" style:country-complex="SA" style:font-weight-complex="bold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fo:language="de" fo:country="DE" fo:font-weight="bold" style:font-size-asian="16pt" style:font-weight-asian="bold" style:font-name-complex="Calibri1" style:font-size-complex="12pt"/>
    </style:style>
    <style:style style:name="T2" style:family="text">
      <style:text-properties fo:font-size="18pt" fo:language="de" fo:country="DE" fo:font-weight="bold" style:font-size-asian="18pt" style:font-weight-asian="bold" style:font-name-complex="Calibri1" style:font-size-complex="14pt"/>
    </style:style>
    <style:style style:name="T3" style:family="text">
      <style:text-properties fo:language="de" fo:country="DE" style:font-name-complex="Calibri1" style:font-weight-complex="bold"/>
    </style:style>
    <style:style style:name="T4" style:family="text">
      <style:text-properties fo:language="de" fo:country="DE" style:font-name-complex="Calibri1" style:font-weight-complex="bold"/>
    </style:style>
    <style:style style:name="T5" style:family="text">
      <style:text-properties fo:language="de" fo:country="DE" officeooo:rsid="0000ea71" style:font-name-complex="Calibri1" style:font-weight-complex="bold"/>
    </style:style>
    <style:style style:name="T6" style:family="text">
      <style:text-properties fo:language="de" fo:country="DE" fo:font-weight="bold" style:font-weight-asian="bold" style:font-name-complex="Calibri1"/>
    </style:style>
    <style:style style:name="T7" style:family="text">
      <style:text-properties fo:language="de" fo:country="DE" style:font-name-asian="Calibri1" style:font-name-complex="Calibri1"/>
    </style:style>
    <style:style style:name="T8" style:family="text">
      <style:text-properties fo:font-size="12pt" fo:language="de" fo:country="DE" fo:font-weight="bold" style:font-size-asian="12pt" style:font-weight-asian="bold" style:font-name-complex="Calibri1" style:font-size-complex="12pt"/>
    </style:style>
    <style:style style:name="T9" style:family="text">
      <style:text-properties fo:font-size="12pt" fo:language="de" fo:country="DE" style:font-size-asian="12pt" style:font-name-complex="Calibri1" style:font-size-complex="12pt" style:font-weight-complex="bold"/>
    </style:style>
    <style:style style:name="T10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11" style:family="text">
      <style:text-properties fo:color="#ffc000" loext:opacity="100%" fo:font-size="12pt" fo:language="de" fo:country="DE" style:font-size-asian="12pt" style:font-name-complex="Calibri1" style:font-size-complex="12pt" style:font-weight-complex="bold"/>
    </style:style>
    <style:style style:name="T12" style:family="text">
      <style:text-properties fo:font-size="6pt" fo:language="de" fo:country="DE" style:font-size-asian="6pt" style:font-name-complex="Calibri1" style:font-size-complex="6pt" style:font-weight-complex="bold"/>
    </style:style>
    <style:style style:name="T13" style:family="text">
      <style:text-properties fo:color="#ff0000" loext:opacity="100%" fo:font-size="12pt" fo:language="de" fo:country="DE" style:font-size-asian="12pt" style:font-name-complex="Calibri1" style:font-size-complex="12pt" style:font-weight-complex="bold"/>
    </style:style>
    <style:style style:name="T14" style:family="text">
      <style:text-properties fo:color="#ff0000" loext:opacity="100%"/>
    </style:style>
    <style:style style:name="T15" style:family="text">
      <style:text-properties fo:color="#00b050" loext:opacity="100%" fo:font-size="12pt" fo:language="de" fo:country="DE" style:font-size-asian="12pt" style:font-name-complex="Calibri1" style:font-size-complex="12pt" style:font-weight-complex="bold"/>
    </style:style>
    <style:style style:name="T16" style:family="text">
      <style:text-properties style:font-name="Courier New" fo:font-size="10pt" fo:language="de" fo:country="DE" style:font-size-asian="10pt" style:font-name-complex="Courier New1" style:font-size-complex="10pt" style:font-weight-complex="bold"/>
    </style:style>
    <style:style style:name="T17" style:family="text">
      <style:text-properties style:font-name="Courier New" fo:font-size="10pt" fo:language="de" fo:country="DE" style:font-size-asian="10pt" style:font-name-complex="Courier New1" style:font-size-complex="10pt" style:font-weight-complex="bold"/>
    </style:style>
    <style:style style:name="T18" style:family="text">
      <style:text-properties style:font-name="Courier New" fo:font-size="10pt" fo:language="de" fo:country="DE" style:font-size-asian="10pt" style:font-name-complex="Courier New1" style:font-size-complex="10pt" style:font-weight-complex="bold"/>
    </style:style>
    <style:style style:name="T19" style:family="text">
      <style:text-properties style:font-name="Courier New" fo:font-size="10pt" fo:language="de" fo:country="DE" style:letter-kerning="false" style:font-name-asian="Calibri1" style:font-size-asian="10pt" style:language-asian="en" style:country-asian="US" style:font-name-complex="Courier New1" style:font-size-complex="10pt" style:language-complex="ar" style:country-complex="SA" style:font-weight-complex="bold"/>
    </style:style>
    <style:style style:name="T20" style:family="text">
      <style:text-properties style:font-name="Courier New" fo:font-size="10pt" fo:language="de" fo:country="DE" officeooo:rsid="0000f7ab" style:letter-kerning="false" style:font-name-asian="Calibri1" style:font-size-asian="10pt" style:language-asian="en" style:country-asian="US" style:font-name-complex="Courier New1" style:font-size-complex="10pt" style:language-complex="ar" style:country-complex="SA" style:font-weight-complex="bold"/>
    </style:style>
    <style:style style:name="T21" style:family="text">
      <style:text-properties style:font-name="Courier New" fo:font-size="10pt" fo:language="de" fo:country="DE" style:letter-kerning="false" style:font-name-asian="Calibri1" style:font-size-asian="10pt" style:language-asian="en" style:country-asian="US" style:font-name-complex="Calibri1" style:font-size-complex="10pt" style:language-complex="ar" style:country-complex="SA" style:font-weight-complex="bold"/>
    </style:style>
    <style:style style:name="T22" style:family="text">
      <style:text-properties style:font-name="Courier New" fo:font-size="10pt" fo:language="de" fo:country="DE" officeooo:rsid="0000f7ab" style:letter-kerning="false" style:font-name-asian="Calibri1" style:font-size-asian="10pt" style:language-asian="en" style:country-asian="US" style:font-name-complex="Calibri1" style:font-size-complex="10pt" style:language-complex="ar" style:country-complex="SA" style:font-weight-complex="bold"/>
    </style:style>
    <style:style style:name="T23" style:family="text">
      <style:text-properties style:font-name="Courier New" fo:font-size="10pt" style:font-size-asian="10pt" style:font-name-complex="Courier New1" style:font-size-complex="10pt"/>
    </style:style>
    <style:style style:name="T24" style:family="text">
      <style:text-properties style:font-name="Courier New" fo:font-size="10pt" style:font-size-asian="10pt" style:font-name-complex="Courier New1" style:font-size-complex="10pt"/>
    </style:style>
    <style:style style:name="T25" style:family="text">
      <style:text-properties style:font-name="Courier New" fo:font-size="10pt" style:letter-kerning="false" style:font-name-asian="Calibri1" style:font-size-asian="10pt" style:language-asian="en" style:country-asian="US" style:font-name-complex="Courier New1" style:font-size-complex="10pt" style:language-complex="ar" style:country-complex="SA"/>
    </style:style>
    <style:style style:name="T26" style:family="text">
      <style:text-properties fo:font-size="10pt" fo:language="de" fo:country="DE" style:font-size-asian="10pt" style:font-name-complex="Calibri1" style:font-size-complex="10pt" style:font-weight-complex="bold"/>
    </style:style>
    <style:style style:name="T27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28" style:family="text">
      <style:text-properties style:letter-kerning="false" style:language-complex="ar" style:country-complex="SA"/>
    </style:style>
    <style:style style:name="T29" style:family="text">
      <style:text-properties style:font-name="Wingdings" fo:language="de" fo:country="DE" style:font-name-asian="Wingdings1" style:font-name-complex="Wingdings1" style:font-weight-complex="bold"/>
    </style:style>
    <style:style style:name="T30" style:family="text">
      <style:text-properties style:font-name="Calibri" fo:language="de" fo:country="DE" style:font-name-asian="Calibri1" style:font-name-complex="Calibri1" style:font-weight-complex="bold"/>
    </style:style>
    <style:style style:name="T31" style:family="text">
      <style:text-properties fo:color="#c9211e" loext:opacity="100%"/>
    </style:style>
    <style:style style:name="T32" style:family="text">
      <style:text-properties fo:color="#c9211e" loext:opacity="100%" officeooo:rsid="000170e6"/>
    </style:style>
    <style:style style:name="T33" style:family="text">
      <style:text-properties style:use-window-font-color="true" loext:opacity="0%"/>
    </style:style>
    <style:style style:name="T34" style:family="text">
      <style:text-properties style:use-window-font-color="true" loext:opacity="0%" officeooo:rsid="000170e6"/>
    </style:style>
    <style:style style:name="T35" style:family="text">
      <style:text-properties officeooo:rsid="000170e6"/>
    </style:style>
    <style:style style:name="T36" style:family="text"/>
    <style:style style:name="gr1" style:family="graphic">
      <style:graphic-properties draw:stroke="solid" svg:stroke-width="0.035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275cm" fo:min-width="0cm" fo:padding-top="0.125cm" fo:padding-bottom="0.125cm" fo:padding-left="0.25cm" fo:padding-right="0.25cm" fo:wrap-option="wrap" fo:margin-left="0.106cm" fo:margin-right="0.669cm" fo:margin-top="0cm" fo:margin-bottom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148cm" fo:min-width="0cm" fo:padding-top="0.125cm" fo:padding-bottom="0.125cm" fo:padding-left="0.25cm" fo:padding-right="0.25cm" fo:wrap-option="wrap" fo:margin-left="0.106cm" fo:margin-right="0.669cm" fo:margin-top="0cm" fo:margin-bottom="0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5cm" svg:stroke-color="#4472c4" draw:marker-end="msArrowEnd_20_5" draw:marker-end-width="0.21cm" draw:marker-end-center="false" draw:stroke-linejoin="miter" svg:stroke-linecap="butt" draw:fill="none" loext:fill-use-slide-background="false" draw:textarea-vertical-align="top" draw:auto-grow-height="false" fo:min-height="1.085cm" fo:min-width="0cm" fo:padding-top="0.125cm" fo:padding-bottom="0.125cm" fo:padding-left="0.25cm" fo:padding-right="0.25cm" fo:wrap-option="wrap" fo:margin-left="0.106cm" fo:margin-right="0.669cm" fo:margin-top="0cm" fo:margin-bottom="0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Quick Sort </text:span><text:span text:style-name="T2">(</text:span><text:span text:style-name="T1">Schnelles Sortieren)</text:span></text:p>
      <text:p text:style-name="P4" loext:marker-style-name="T3"><text:span text:style-name="T3">Der Quick Sort-Algorithmus ist ein Sortierverfahren, das durch rekursives Einteilen der Elemente in Bezug zur Größe eines Pivot-Elements funktioniert. Das Verfahren wird z.B. hier erklärt: </text:span><text:a xlink:type="simple" xlink:href="https://youtu.be/UoJJ78K-uc0" text:style-name="Internet_20_link" text:visited-style-name="Visited_20_Internet_20_Link"><text:span text:style-name="Internet_20_link"><text:span text:style-name="T3">https://youtu.be/UoJJ78K-uc0</text:span></text:span></text:a></text:p>
      <text:p text:style-name="P12" loext:marker-style-name="T8"><text:span text:style-name="T8">Aufgabe 1: Beschreibung des Verfahrens</text:span><text:span text:style-name="T8"/></text:p>
      <text:p text:style-name="P13" loext:marker-style-name="T3"><text:span text:style-name="T3">Ergänzen Sie die Beschreibungen zu dem Quick Sort-Algorithmus.</text:span><text:span text:style-name="T3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columns-spanned="4" office:value-type="string">
            <text:p text:style-name="P21" loext:marker-style-name="T9"><text:span text:style-name="T11">unsortiert</text:span><text:span text:style-name="T11"/></text:p>
          </table:table-cell>
          <table:covered-table-cell/>
          <table:covered-table-cell/>
          <table:covered-table-cell/>
          <table:table-cell table:style-name="Tabelle1.E1" table:number-rows-spanned="9" office:value-type="string">
            <text:p text:style-name="P27" loext:marker-style-name="T3"><draw:custom-shape text:anchor-type="char" draw:z-index="1" draw:name="Verbinder: gekrümmt 22" draw:style-name="gr3" draw:text-style-name="P45" svg:width="0.128cm" svg:height="1.334cm" svg:x="-0.134cm" svg:y="0.314cm"><text:p/><draw:enhanced-geometry draw:mirror-horizontal="false" draw:mirror-vertical="false" draw:text-areas="0 0 ?f5 ?f6" svg:viewBox="0 0 0 0" draw:type="ooxml-curvedConnector3" draw:modifiers="576213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text:span text:style-name="T3"><text:tab/></text:span><text:span text:style-name="T3"/></text:p>
            <text:p text:style-name="P28" loext:marker-style-name="T3"><text:span text:style-name="T3"><text:tab/>1.</text:span><text:span text:style-name="T5"> Pivot wählen</text:span></text:p>
            <text:p text:style-name="P33" loext:marker-style-name="T3"/>
            <text:p text:style-name="P33" loext:marker-style-name="T3"><draw:custom-shape text:anchor-type="char" draw:z-index="2" draw:name="Verbinder: gekrümmt 22" draw:style-name="gr2" draw:text-style-name="P45" svg:width="0.128cm" svg:height="1.398cm" svg:x="-0.026cm" svg:y="0.201cm"><text:p/><draw:enhanced-geometry draw:mirror-horizontal="false" draw:mirror-vertical="false" draw:text-areas="0 0 ?f5 ?f6" svg:viewBox="0 0 0 0" draw:type="ooxml-curvedConnector3" draw:modifiers="576213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/text:p>
            <text:p text:style-name="P28" loext:marker-style-name="T3"><text:span text:style-name="T3"><text:tab/>2. </text:span><text:span text:style-name="T5">Kleinere Elemente vor den Pivot, größere danach einfügen</text:span></text:p>
            <text:p text:style-name="P33" loext:marker-style-name="T3"><draw:custom-shape text:anchor-type="char" draw:z-index="3" draw:name="Verbinder: gekrümmt 22" draw:style-name="gr1" draw:text-style-name="P45" svg:width="0.128cm" svg:height="1.525cm" svg:x="-0.071cm" svg:y="0.067cm"><text:p/><draw:enhanced-geometry draw:mirror-horizontal="false" draw:mirror-vertical="false" draw:text-areas="0 0 ?f5 ?f6" svg:viewBox="0 0 0 0" draw:type="ooxml-curvedConnector3" draw:modifiers="576213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/text:p>
            <text:p text:style-name="P27" loext:marker-style-name="T3"><text:span text:style-name="T3"><text:tab/>3. </text:span><text:span text:style-name="T5">Quicksort rekursiv auf die Teillisten anwenden</text:span></text:p>
            <text:p text:style-name="P33" loext:marker-style-name="T3"><draw:custom-shape text:anchor-type="char" draw:z-index="0" draw:name="Verbinder: gekrümmt 22" draw:style-name="gr1" draw:text-style-name="P45" svg:width="0.128cm" svg:height="1.525cm" svg:x="-0.014cm" svg:y="0.22cm"><text:p/><draw:enhanced-geometry draw:mirror-horizontal="false" draw:mirror-vertical="false" draw:text-areas="0 0 ?f5 ?f6" svg:viewBox="0 0 0 0" draw:type="ooxml-curvedConnector3" draw:modifiers="576213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/text:p>
            <text:p text:style-name="P28" loext:marker-style-name="T3"><text:span text:style-name="T3"><text:tab/>4. </text:span><text:span text:style-name="T5">Teillisten zusammenfügen</text:span></text:p>
          </table:table-cell>
        </table:table-row>
        <table:table-row table:style-name="Tabelle1.2">
          <table:table-cell table:style-name="Tabelle1.A2" table:number-columns-spanned="4" office:value-type="string">
            <text:p text:style-name="P36" loext:marker-style-name="T12"/>
          </table:table-cell>
          <table:covered-table-cell/>
          <table:covered-table-cell/>
          <table:covered-table-cell/>
          <table:covered-table-cell table:style-name="Tabelle1.E2"/>
        </table:table-row>
        <table:table-row table:style-name="Tabelle1.1">
          <table:table-cell table:style-name="Tabelle1.A1" office:value-type="string">
            <text:p text:style-name="P21" loext:marker-style-name="T9"><text:span text:style-name="T13">P</text:span><text:span text:style-name="T13"/></text:p>
          </table:table-cell>
          <table:table-cell table:style-name="Tabelle1.A1" table:number-columns-spanned="3" office:value-type="string">
            <text:p text:style-name="P21" loext:marker-style-name="T9"><text:span text:style-name="T11">unsortiert</text:span><text:span text:style-name="T11"/></text:p>
          </table:table-cell>
          <table:covered-table-cell/>
          <table:covered-table-cell/>
          <table:covered-table-cell table:style-name="Tabelle1.E3"/>
        </table:table-row>
        <table:table-row table:style-name="Tabelle1.4">
          <table:table-cell table:style-name="Tabelle1.A4" table:number-columns-spanned="4" office:value-type="string">
            <text:p text:style-name="P36" loext:marker-style-name="T12"/>
          </table:table-cell>
          <table:covered-table-cell/>
          <table:covered-table-cell/>
          <table:covered-table-cell/>
          <table:covered-table-cell table:style-name="Tabelle1.E4"/>
        </table:table-row>
        <table:table-row table:style-name="Tabelle1.1">
          <table:table-cell table:style-name="Tabelle1.A1" table:number-columns-spanned="2" office:value-type="string">
            <text:p text:style-name="P21" loext:marker-style-name="T9"><text:span text:style-name="T11">unsortiert und kleiner als P</text:span><text:span text:style-name="T11"/></text:p>
          </table:table-cell>
          <table:covered-table-cell/>
          <table:table-cell table:style-name="Tabelle1.A1" office:value-type="string">
            <text:p text:style-name="P21" loext:marker-style-name="T9"><text:span text:style-name="T13">P</text:span><text:span text:style-name="T13"/></text:p>
          </table:table-cell>
          <table:table-cell table:style-name="Tabelle1.A1" office:value-type="string">
            <text:p text:style-name="P21" loext:marker-style-name="T9"><text:span text:style-name="T11">unsortiert und größer als P</text:span><text:span text:style-name="T11"/></text:p>
          </table:table-cell>
          <table:covered-table-cell table:style-name="Tabelle1.E5"/>
        </table:table-row>
        <table:table-row table:style-name="Tabelle1.6">
          <table:table-cell table:style-name="Tabelle1.A6" table:number-columns-spanned="4" office:value-type="string">
            <text:p text:style-name="P36" loext:marker-style-name="T12"/>
          </table:table-cell>
          <table:covered-table-cell/>
          <table:covered-table-cell/>
          <table:covered-table-cell/>
          <table:covered-table-cell table:style-name="Tabelle1.E6"/>
        </table:table-row>
        <table:table-row table:style-name="Tabelle1.1">
          <table:table-cell table:style-name="Tabelle1.A1" table:number-columns-spanned="2" office:value-type="string">
            <text:p text:style-name="P21" loext:marker-style-name="T9"><text:span text:style-name="T15">sortiert und kleiner als P</text:span><text:span text:style-name="T15"/></text:p>
          </table:table-cell>
          <table:covered-table-cell/>
          <table:table-cell table:style-name="Tabelle1.A1" office:value-type="string">
            <text:p text:style-name="P21" loext:marker-style-name="T9"><text:span text:style-name="T13">P</text:span><text:span text:style-name="T13"/></text:p>
          </table:table-cell>
          <table:table-cell table:style-name="Tabelle1.A1" office:value-type="string">
            <text:p text:style-name="P21" loext:marker-style-name="T9"><text:span text:style-name="T15">sortiert und größer als P</text:span><text:span text:style-name="T15"/></text:p>
          </table:table-cell>
          <table:covered-table-cell table:style-name="Tabelle1.E7"/>
        </table:table-row>
        <table:table-row table:style-name="Tabelle1.8">
          <table:table-cell table:style-name="Tabelle1.A8" table:number-columns-spanned="4" office:value-type="string">
            <text:p text:style-name="P36" loext:marker-style-name="T12"/>
          </table:table-cell>
          <table:covered-table-cell/>
          <table:covered-table-cell/>
          <table:covered-table-cell/>
          <table:covered-table-cell table:style-name="Tabelle1.E8"/>
        </table:table-row>
        <table:table-row table:style-name="Tabelle1.1">
          <table:table-cell table:style-name="Tabelle1.A1" table:number-columns-spanned="4" office:value-type="string">
            <text:p text:style-name="P21" loext:marker-style-name="T9"><text:span text:style-name="T15">sortiert</text:span><text:span text:style-name="T15"/></text:p>
          </table:table-cell>
          <table:covered-table-cell/>
          <table:covered-table-cell/>
          <table:covered-table-cell/>
          <table:covered-table-cell table:style-name="Tabelle1.E9"/>
        </table:table-row>
      </table:table>
      <text:p text:style-name="P14" loext:marker-style-name="T8"><text:span text:style-name="T8">Aufgabe 2: Sortieren</text:span><text:span text:style-name="T8"/></text:p>
      <text:p text:style-name="P13" loext:marker-style-name="T3"><text:span text:style-name="T3">a) Geben Sie die fehlenden Schritte der Sortierung für die Liste </text:span><text:span text:style-name="T16">zahlen=[5,7,2,4,6,9,3,1,8] </text:span><text:span text:style-name="T3">an.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9" loext:marker-style-name="T6"><text:span text:style-name="T6">Schritt</text:span><text:span text:style-name="T6"/></text:p>
          </table:table-cell>
          <table:table-cell table:style-name="Tabelle2.A1" office:value-type="string">
            <text:p text:style-name="P29" loext:marker-style-name="T6"><text:span text:style-name="T6">Listen</text:span><text:span text:style-name="T6"/></text:p>
          </table:table-cell>
          <table:table-cell table:style-name="Tabelle2.A1" office:value-type="string">
            <text:p text:style-name="P29" loext:marker-style-name="T6"><text:span text:style-name="T6">Listen</text:span><text:span text:style-name="T6"/></text:p>
          </table:table-cell>
        </table:table-row>
        <table:table-row table:style-name="Tabelle2.1">
          <table:table-cell table:style-name="Tabelle2.A2" office:value-type="string">
            <text:p text:style-name="P22" loext:marker-style-name="T9"><text:span text:style-name="T9">/</text:span><text:span text:style-name="T9"/></text:p>
          </table:table-cell>
          <table:table-cell table:style-name="Tabelle2.B2" office:value-type="string">
            <text:p text:style-name="P22" loext:marker-style-name="T9"><text:span text:style-name="T9">[5,7,2,4,6,9,3,1,8]</text:span><text:span text:style-name="T9"/></text:p>
          </table:table-cell>
          <table:table-cell table:style-name="Tabelle2.C2" office:value-type="string">
            <text:p text:style-name="P37">[13,71,6,1,15,81,100,66,7,12]</text:p>
          </table:table-cell>
        </table:table-row>
        <table:table-row table:style-name="Tabelle2.1">
          <table:table-cell table:style-name="Tabelle2.A3" office:value-type="string">
            <text:p text:style-name="P22" loext:marker-style-name="T9"><text:span text:style-name="T9">1</text:span><text:span text:style-name="T9"/></text:p>
          </table:table-cell>
          <table:table-cell table:style-name="Tabelle2.B3" office:value-type="string">
            <text:p text:style-name="P22" loext:marker-style-name="T9"><text:span text:style-name="T9">[</text:span><text:span text:style-name="T13">5</text:span><text:span text:style-name="T9">,7,2,4,6,9,3,1,8]</text:span></text:p>
          </table:table-cell>
          <table:table-cell table:style-name="Tabelle2.C2" office:value-type="string">
            <text:p text:style-name="P38">[<text:span text:style-name="T31">13</text:span>,71,6,1,15,81,100,66,7,12]</text:p>
          </table:table-cell>
        </table:table-row>
        <table:table-row table:style-name="Tabelle2.1">
          <table:table-cell table:style-name="Tabelle2.A4" office:value-type="string">
            <text:p text:style-name="P22" loext:marker-style-name="T9"><text:span text:style-name="T9">2</text:span><text:span text:style-name="T9"/></text:p>
          </table:table-cell>
          <table:table-cell table:style-name="Tabelle2.B4" office:value-type="string">
            <text:p text:style-name="P23" loext:marker-style-name="T9"><text:span text:style-name="T9">[2,4,3,1][</text:span><text:span text:style-name="T13">5</text:span><text:span text:style-name="T9">][7,6,9,8]</text:span></text:p>
          </table:table-cell>
          <table:table-cell table:style-name="Tabelle2.C2" office:value-type="string">
            <text:p text:style-name="P38">[<text:span text:style-name="T35">6,1,7,12][</text:span><text:span text:style-name="T31">13</text:span><text:span text:style-name="T35">][</text:span>71,15,81,100,66]</text:p>
          </table:table-cell>
        </table:table-row>
        <table:table-row table:style-name="Tabelle2.1">
          <table:table-cell table:style-name="Tabelle2.A5" office:value-type="string">
            <text:p text:style-name="P22" loext:marker-style-name="T9"><text:span text:style-name="T9">1</text:span><text:span text:style-name="T9"/></text:p>
          </table:table-cell>
          <table:table-cell table:style-name="Tabelle2.B5" office:value-type="string">
            <text:p text:style-name="P23" loext:marker-style-name="T9">[<text:span text:style-name="T31">2</text:span>,4,3,1][<text:span text:style-name="T14">5</text:span>][<text:span text:style-name="T31">7</text:span>,6,9,8]</text:p>
          </table:table-cell>
          <table:table-cell table:style-name="Tabelle2.C2" office:value-type="string">
            <text:p text:style-name="P38">[<text:span text:style-name="T32">6</text:span><text:span text:style-name="T35">,1,7,12][</text:span><text:span text:style-name="T31">13</text:span><text:span text:style-name="T35">][</text:span><text:span text:style-name="T31">71</text:span>,15,81,100,66]</text:p>
          </table:table-cell>
        </table:table-row>
        <table:table-row table:style-name="Tabelle2.1">
          <table:table-cell table:style-name="Tabelle2.A6" office:value-type="string">
            <text:p text:style-name="P22" loext:marker-style-name="T9"><text:span text:style-name="T9">2</text:span><text:span text:style-name="T9"/></text:p>
          </table:table-cell>
          <table:table-cell table:style-name="Tabelle2.B6" office:value-type="string">
            <text:p text:style-name="P23" loext:marker-style-name="T9">[1][<text:span text:style-name="T31">2</text:span>][4,3][<text:span text:style-name="T14">5</text:span>][6][<text:span text:style-name="T31">7</text:span>][9,8]</text:p>
          </table:table-cell>
          <table:table-cell table:style-name="Tabelle2.C2" office:value-type="string">
            <text:p text:style-name="P38">[<text:span text:style-name="T35">1][</text:span><text:span text:style-name="T32">6</text:span><text:span text:style-name="T35">][7,12][</text:span><text:span text:style-name="T31">13</text:span><text:span text:style-name="T35">][15,66][</text:span><text:span text:style-name="T31">71</text:span><text:span text:style-name="T35">][</text:span>81,100]</text:p>
          </table:table-cell>
        </table:table-row>
        <table:table-row table:style-name="Tabelle2.1">
          <table:table-cell table:style-name="Tabelle2.A7" office:value-type="string">
            <text:p text:style-name="P23" loext:marker-style-name="T9"><text:span text:style-name="T9">1</text:span></text:p>
          </table:table-cell>
          <table:table-cell table:style-name="Tabelle2.B7" office:value-type="string">
            <text:p text:style-name="P23" loext:marker-style-name="T9">[1][<text:span text:style-name="T31">2</text:span>][<text:span text:style-name="T31">4</text:span>,3][<text:span text:style-name="T14">5</text:span>][6][<text:span text:style-name="T31">7</text:span>][<text:span text:style-name="T31">9</text:span>,8]</text:p>
          </table:table-cell>
          <table:table-cell table:style-name="Tabelle2.C2" office:value-type="string">
            <text:p text:style-name="P38">[<text:span text:style-name="T35">1][</text:span><text:span text:style-name="T32">6</text:span><text:span text:style-name="T35">][</text:span><text:span text:style-name="T32">7</text:span><text:span text:style-name="T35">,12][</text:span><text:span text:style-name="T31">13</text:span><text:span text:style-name="T35">][</text:span><text:span text:style-name="T32">15</text:span><text:span text:style-name="T35">,66][</text:span><text:span text:style-name="T31">71</text:span><text:span text:style-name="T35">][</text:span><text:span text:style-name="T31">81</text:span>,100]</text:p>
          </table:table-cell>
        </table:table-row>
        <table:table-row table:style-name="Tabelle2.1">
          <table:table-cell table:style-name="Tabelle2.A8" office:value-type="string">
            <text:p text:style-name="P40" loext:marker-style-name="T9">2, 3</text:p>
          </table:table-cell>
          <table:table-cell table:style-name="Tabelle2.B8" office:value-type="string">
            <text:p text:style-name="P23" loext:marker-style-name="T9">[1][<text:span text:style-name="T31">2</text:span>][3][<text:span text:style-name="T31">4</text:span>][][<text:span text:style-name="T14">5</text:span>][6][<text:span text:style-name="T31">7</text:span>][8][<text:span text:style-name="T31">9</text:span>][]</text:p>
          </table:table-cell>
          <table:table-cell table:style-name="Tabelle2.C8" office:value-type="string">
            <text:p text:style-name="P38">[<text:span text:style-name="T35">1][</text:span><text:span text:style-name="T32">6</text:span><text:span text:style-name="T35">][][</text:span><text:span text:style-name="T32">7</text:span><text:span text:style-name="T35">][12][</text:span><text:span text:style-name="T31">13</text:span><text:span text:style-name="T35">][][</text:span><text:span text:style-name="T32">15</text:span><text:span text:style-name="T35">][66][</text:span><text:span text:style-name="T31">71</text:span><text:span text:style-name="T35">][][</text:span><text:span text:style-name="T31">81</text:span><text:span text:style-name="T35">][</text:span>100]</text:p>
          </table:table-cell>
        </table:table-row>
        <table:table-row table:style-name="Tabelle2.1">
          <table:table-cell table:style-name="Tabelle2.A9" office:value-type="string">
            <text:p text:style-name="P22" loext:marker-style-name="T9"><text:span text:style-name="T9">4</text:span><text:span text:style-name="T9"/></text:p>
          </table:table-cell>
          <table:table-cell table:style-name="Tabelle2.B9" office:value-type="string">
            <text:p text:style-name="P23" loext:marker-style-name="T9">[1][<text:span text:style-name="T31">2</text:span>][3,<text:span text:style-name="T33">4</text:span>][<text:span text:style-name="T14">5</text:span>][6][<text:span text:style-name="T31">7</text:span>][8,<text:span text:style-name="T33">9</text:span>]</text:p>
          </table:table-cell>
          <table:table-cell table:style-name="Tabelle2.C2" office:value-type="string">
            <text:p text:style-name="P38">[<text:span text:style-name="T35">1][</text:span><text:span text:style-name="T32">6</text:span><text:span text:style-name="T35">][</text:span><text:span text:style-name="T34">7,</text:span><text:span text:style-name="T35">12][</text:span><text:span text:style-name="T31">13</text:span><text:span text:style-name="T35">]</text:span><text:span text:style-name="T34">[15,6</text:span><text:span text:style-name="T35">6][</text:span><text:span text:style-name="T31">71</text:span><text:span text:style-name="T35">][</text:span><text:span text:style-name="T33">81</text:span><text:span text:style-name="T34">,</text:span><text:span text:style-name="T33">1</text:span>00]</text:p>
          </table:table-cell>
        </table:table-row>
        <table:table-row table:style-name="Tabelle2.1">
          <table:table-cell table:style-name="Tabelle2.A10" office:value-type="string">
            <text:p text:style-name="P22" loext:marker-style-name="T9"><text:span text:style-name="T9">4</text:span><text:span text:style-name="T9"/></text:p>
          </table:table-cell>
          <table:table-cell table:style-name="Tabelle2.B10" office:value-type="string">
            <text:p text:style-name="P22" loext:marker-style-name="T9"><text:span text:style-name="T9">[1,2,3,4][</text:span><text:span text:style-name="T13">5</text:span><text:span text:style-name="T9">][6,7,8,9]</text:span></text:p>
          </table:table-cell>
          <table:table-cell table:style-name="Tabelle2.C2" office:value-type="string">
            <text:p text:style-name="P38">[<text:span text:style-name="T34">1,6,7,1</text:span><text:span text:style-name="T35">2][</text:span><text:span text:style-name="T31">13</text:span><text:span text:style-name="T35">][</text:span><text:span text:style-name="T34">15,66,</text:span><text:span text:style-name="T33">71</text:span><text:span text:style-name="T34">,</text:span><text:span text:style-name="T33">81</text:span><text:span text:style-name="T34">,</text:span>100]</text:p>
          </table:table-cell>
        </table:table-row>
        <table:table-row table:style-name="Tabelle2.1">
          <table:table-cell table:style-name="Tabelle2.A11" office:value-type="string">
            <text:p text:style-name="P22" loext:marker-style-name="T9"><text:span text:style-name="T9">4</text:span><text:span text:style-name="T9"/></text:p>
          </table:table-cell>
          <table:table-cell table:style-name="Tabelle2.B11" office:value-type="string">
            <text:p text:style-name="P43">[1,2,3,4,5,6,7,8,9]</text:p>
          </table:table-cell>
          <table:table-cell table:style-name="Tabelle2.C2" office:value-type="string">
            <text:p text:style-name="P44">[<text:span text:style-name="T35">1,6,7,12,</text:span>13<text:span text:style-name="T35">,15,66,</text:span>71<text:span text:style-name="T35">,</text:span>81<text:span text:style-name="T35">,</text:span>100]</text:p>
          </table:table-cell>
        </table:table-row>
      </table:table>
      <text:p text:style-name="P15" loext:marker-style-name="T3"><text:soft-page-break/><text:span text:style-name="T3">b) Führen Sie das Sortierverfahren für die Liste </text:span><text:span text:style-name="T16">zahlen=[13,71,6,1,15,81,100,66,7,12]</text:span><text:span text:style-name="T26"> </text:span><text:span text:style-name="T3">durch.</text:span></text:p>
      <text:p text:style-name="P17" loext:marker-style-name="T3"/>
      <text:p text:style-name="P17" loext:marker-style-name="T3"/>
      <text:p text:style-name="P5" loext:marker-style-name="T8"><text:span text:style-name="T8">Aufgabe 3: Der Quick Sort-Algorithmus</text:span><text:span text:style-name="T8"/></text:p>
      <text:p text:style-name="P6" loext:marker-style-name="T3"><text:span text:style-name="T3">a) Vervollständigen Sie die funktionale Implementierung des Quick Sort-Algorithmus mit Hilfe der folgenden Ausdrücke:</text:span><text:span text:style-name="T3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9" loext:marker-style-name="T16"><text:span text:style-name="T16">quicksort</text:span><text:span text:style-name="T16"/></text:p>
          </table:table-cell>
          <table:table-cell table:style-name="Tabelle3.A1" office:value-type="string">
            <text:p text:style-name="P1" loext:marker-style-name="nf"><text:span text:style-name="nf"><text:span text:style-name="T28">[]</text:span></text:span></text:p>
          </table:table-cell>
          <table:table-cell table:style-name="Tabelle3.A1" office:value-type="string">
            <text:p text:style-name="P16" loext:marker-style-name="T23"><text:span text:style-name="p"><text:span text:style-name="T25">++</text:span></text:span><text:span text:style-name="T25"/></text:p>
          </table:table-cell>
          <table:table-cell table:style-name="Tabelle3.A1" office:value-type="string">
            <text:p text:style-name="P16" loext:marker-style-name="T16"><text:span text:style-name="nf"><text:span text:style-name="T19">-</text:span></text:span><text:span text:style-name="nf"><text:span text:style-name="T25">&gt;</text:span></text:span></text:p>
          </table:table-cell>
        </table:table-row>
        <table:table-row table:style-name="Tabelle3.1">
          <table:table-cell table:style-name="Tabelle3.A1" office:value-type="string">
            <text:p text:style-name="P20" loext:marker-style-name="T16"><text:span text:style-name="T16">[Int]</text:span><text:span text:style-name="T16"/></text:p>
          </table:table-cell>
          <table:table-cell table:style-name="Tabelle3.A1" office:value-type="string">
            <text:p text:style-name="P16" loext:marker-style-name="T16"><text:span text:style-name="p"><text:span text:style-name="T25">quicksort</text:span></text:span><text:span text:style-name="T19"/></text:p>
          </table:table-cell>
          <table:table-cell table:style-name="Tabelle3.A1" office:value-type="string">
            <text:p text:style-name="P20" loext:marker-style-name="T16"><text:span text:style-name="T16">++</text:span><text:span text:style-name="T16"/></text:p>
          </table:table-cell>
          <table:table-cell table:style-name="Tabelle3.A1" office:value-type="string">
            <text:p text:style-name="P16" loext:marker-style-name="T16"><text:span text:style-name="p"><text:span text:style-name="T25">[Int]</text:span></text:span><text:span text:style-name="T19"/></text:p>
          </table:table-cell>
        </table:table-row>
        <table:table-row table:style-name="Tabelle3.1">
          <table:table-cell table:style-name="Tabelle3.A1" table:number-columns-spanned="2" office:value-type="string">
            <text:p text:style-name="P16" loext:marker-style-name="T23"><text:span text:style-name="p"><text:span text:style-name="T25">[</text:span></text:span><text:span text:style-name="n"><text:span text:style-name="T25">x</text:span></text:span><text:span text:style-name="w"><text:span text:style-name="T25"> </text:span></text:span><text:span text:style-name="o"><text:span text:style-name="T25">|</text:span></text:span><text:span text:style-name="w"><text:span text:style-name="T25"> </text:span></text:span><text:span text:style-name="n"><text:span text:style-name="T25">x</text:span></text:span><text:span text:style-name="w"><text:span text:style-name="T25"> </text:span></text:span><text:span text:style-name="ow"><text:span text:style-name="T25">&lt;-</text:span></text:span><text:span text:style-name="w"><text:span text:style-name="T25"> </text:span></text:span><text:span text:style-name="n"><text:span text:style-name="T25">es</text:span></text:span><text:span text:style-name="p"><text:span text:style-name="T25">,</text:span></text:span><text:span text:style-name="w"><text:span text:style-name="T25"> </text:span></text:span><text:span text:style-name="n"><text:span text:style-name="T25">x</text:span></text:span><text:span text:style-name="w"><text:span text:style-name="T25"> </text:span></text:span><text:span text:style-name="o"><text:span text:style-name="T25">&gt;</text:span></text:span><text:span text:style-name="w"><text:span text:style-name="T25"> </text:span></text:span><text:span text:style-name="n"><text:span text:style-name="T25">e</text:span></text:span><text:span text:style-name="p"><text:span text:style-name="T25">]</text:span></text:span></text:p>
          </table:table-cell>
          <table:covered-table-cell/>
          <table:table-cell table:style-name="Tabelle3.A1" table:number-columns-spanned="2" office:value-type="string">
            <text:p text:style-name="P16" loext:marker-style-name="T16"><text:span text:style-name="p"><text:span text:style-name="T25">[</text:span></text:span><text:span text:style-name="n"><text:span text:style-name="T25">x</text:span></text:span><text:span text:style-name="w"><text:span text:style-name="T25"> </text:span></text:span><text:span text:style-name="o"><text:span text:style-name="T25">|</text:span></text:span><text:span text:style-name="w"><text:span text:style-name="T25"> </text:span></text:span><text:span text:style-name="n"><text:span text:style-name="T25">x</text:span></text:span><text:span text:style-name="w"><text:span text:style-name="T25"> </text:span></text:span><text:span text:style-name="ow"><text:span text:style-name="T25">&lt;-</text:span></text:span><text:span text:style-name="w"><text:span text:style-name="T25"> </text:span></text:span><text:span text:style-name="n"><text:span text:style-name="T25">es</text:span></text:span><text:span text:style-name="p"><text:span text:style-name="T25">,</text:span></text:span><text:span text:style-name="w"><text:span text:style-name="T25"> </text:span></text:span><text:span text:style-name="n"><text:span text:style-name="T25">x</text:span></text:span><text:span text:style-name="w"><text:span text:style-name="T25"> </text:span></text:span><text:span text:style-name="o"><text:span text:style-name="T25">&lt;=</text:span></text:span><text:span text:style-name="w"><text:span text:style-name="T25"> </text:span></text:span><text:span text:style-name="n"><text:span text:style-name="T25">e</text:span></text:span><text:span text:style-name="p"><text:span text:style-name="T25">]</text:span></text:span></text:p>
          </table:table-cell>
          <table:covered-table-cell/>
        </table:table-row>
      </table:table>
      <text:p text:style-name="P18" loext:marker-style-name="T3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2"><text:span text:style-name="nf"><text:span text:style-name="T28">quicksort</text:span></text:span><text:span text:style-name="w"><text:span text:style-name="T28"> </text:span></text:span><text:span text:style-name="ow"><text:span text:style-name="T28">::</text:span></text:span><text:span text:style-name="w"><text:span text:style-name="T28"> </text:span></text:span><text:span text:style-name="w"><text:span text:style-name="T19">[Int] </text:span></text:span><text:span text:style-name="nf"><text:span text:style-name="T19">-&gt; </text:span></text:span><text:span text:style-name="p"><text:span text:style-name="T19">[Int]</text:span></text:span></text:p>
            <text:p text:style-name="P2"><text:span text:style-name="nf"><text:span text:style-name="T28">quicksort</text:span></text:span><text:span text:style-name="w"><text:span text:style-name="T28"> </text:span></text:span><text:span text:style-name="kt"><text:span text:style-name="T28">[]</text:span></text:span><text:span text:style-name="w"><text:span text:style-name="T28"> </text:span></text:span><text:span text:style-name="ow"><text:span text:style-name="T28">=</text:span></text:span><text:span text:style-name="w"><text:span text:style-name="T28"> </text:span></text:span><text:span text:style-name="nf"><text:span text:style-name="T28">[]</text:span></text:span></text:p>
            <text:p text:style-name="P9" loext:marker-style-name="T3"><text:span text:style-name="nf"><text:span text:style-name="T25">quicksort</text:span></text:span><text:span text:style-name="w"><text:span text:style-name="T25"> </text:span></text:span><text:span text:style-name="p"><text:span text:style-name="T25">(</text:span></text:span><text:span text:style-name="n"><text:span text:style-name="T25">e</text:span></text:span><text:span text:style-name="kt"><text:span text:style-name="T25">:</text:span></text:span><text:span text:style-name="n"><text:span text:style-name="T25">es</text:span></text:span><text:span text:style-name="p"><text:span text:style-name="T25">)</text:span></text:span><text:span text:style-name="w"><text:span text:style-name="T25"> </text:span></text:span><text:span text:style-name="ow"><text:span text:style-name="T25">=</text:span></text:span><text:span text:style-name="ow"><text:span text:style-name="T21"> </text:span></text:span><text:span text:style-name="ow"><text:span text:style-name="T22">quicksort </text:span></text:span><text:span text:style-name="p"><text:span text:style-name="T20">[</text:span></text:span><text:span text:style-name="n"><text:span text:style-name="T20">x</text:span></text:span><text:span text:style-name="w"><text:span text:style-name="T20"> </text:span></text:span><text:span text:style-name="o"><text:span text:style-name="T20">|</text:span></text:span><text:span text:style-name="w"><text:span text:style-name="T20"> </text:span></text:span><text:span text:style-name="n"><text:span text:style-name="T20">x</text:span></text:span><text:span text:style-name="w"><text:span text:style-name="T20"> </text:span></text:span><text:span text:style-name="ow"><text:span text:style-name="T20">&lt;-</text:span></text:span><text:span text:style-name="w"><text:span text:style-name="T20"> </text:span></text:span><text:span text:style-name="n"><text:span text:style-name="T20">es</text:span></text:span><text:span text:style-name="p"><text:span text:style-name="T20">,</text:span></text:span><text:span text:style-name="w"><text:span text:style-name="T20"> </text:span></text:span><text:span text:style-name="n"><text:span text:style-name="T20">x</text:span></text:span><text:span text:style-name="w"><text:span text:style-name="T20"> </text:span></text:span><text:span text:style-name="o"><text:span text:style-name="T20">&lt;=</text:span></text:span><text:span text:style-name="w"><text:span text:style-name="T20"> </text:span></text:span><text:span text:style-name="n"><text:span text:style-name="T20">e</text:span></text:span><text:span text:style-name="p"><text:span text:style-name="T20">] ++ quicksort [</text:span></text:span><text:span text:style-name="n"><text:span text:style-name="T20">x</text:span></text:span><text:span text:style-name="w"><text:span text:style-name="T20"> </text:span></text:span><text:span text:style-name="o"><text:span text:style-name="T20">|</text:span></text:span><text:span text:style-name="w"><text:span text:style-name="T20"> </text:span></text:span><text:span text:style-name="n"><text:span text:style-name="T20">x</text:span></text:span><text:span text:style-name="w"><text:span text:style-name="T20"> </text:span></text:span><text:span text:style-name="ow"><text:span text:style-name="T20">&lt;-</text:span></text:span><text:span text:style-name="w"><text:span text:style-name="T20"> </text:span></text:span><text:span text:style-name="n"><text:span text:style-name="T20">es</text:span></text:span><text:span text:style-name="p"><text:span text:style-name="T20">,</text:span></text:span><text:span text:style-name="w"><text:span text:style-name="T20"> </text:span></text:span><text:span text:style-name="n"><text:span text:style-name="T20">x</text:span></text:span><text:span text:style-name="w"><text:span text:style-name="T20"> </text:span></text:span><text:span text:style-name="o"><text:span text:style-name="T20">&gt;</text:span></text:span><text:span text:style-name="w"><text:span text:style-name="T20"> </text:span></text:span><text:span text:style-name="n"><text:span text:style-name="T20">e</text:span></text:span><text:span text:style-name="p"><text:span text:style-name="T20">]</text:span></text:span></text:p>
          </table:table-cell>
        </table:table-row>
      </table:table>
      <text:p text:style-name="P8" loext:marker-style-name="T3"><text:span text:style-name="T3">b) Reduzieren Sie Sie den Aufruf der Funktion mit der Eingabeliste [24, 7, 36, 5, 3, 12, 48, 25, 27].</text:span><text:span text:style-name="T3"/></text:p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31" loext:marker-style-name="T3"><text:span text:style-name="T3">quicksort [24, 7, 36, 5, 3, 12, 48, 25, 27] </text:span><text:span text:style-name="T3"/></text:p>
            <text:p text:style-name="P42" loext:marker-style-name="T3"><text:span text:style-name="T30"><text:tab/></text:span><text:span text:style-name="T29"></text:span><text:span text:style-name="T30"> </text:span></text:p>
            <text:p text:style-name="P42" loext:marker-style-name="T3"><text:span text:style-name="T30"><text:tab/></text:span><text:span text:style-name="T29"></text:span></text:p>
            <text:p text:style-name="P42" loext:marker-style-name="T3"><text:span text:style-name="T30"><text:tab/></text:span><text:span text:style-name="T29"></text:span><text:span text:style-name="T30"> </text:span></text:p>
            <text:p text:style-name="P42" loext:marker-style-name="T3"><text:span text:style-name="T30"><text:tab/></text:span><text:span text:style-name="T29"></text:span></text:p>
          </table:table-cell>
        </table:table-row>
      </table:table>
      <text:p text:style-name="P7" loext:marker-style-name="T3"><text:span text:style-name="T3">b) Recherchieren Sie nach einer imperativen Implementierung des Algorithmus und vergleichen Sie beide Varianten (z.B. hier: </text:span><text:a xlink:type="simple" xlink:href="https://javabeginners.de/Algorithmen/Sortieralgorithmen/Quicksort.php" text:style-name="Internet_20_link" text:visited-style-name="Visited_20_Internet_20_Link"><text:span text:style-name="Internet_20_link"><text:span text:style-name="T3">https://javabeginners.de/Algorithmen/Sortieralgorithmen/Quicksort.php</text:span></text:span></text:a><text:span text:style-name="T3">).</text:span></text:p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41" loext:marker-style-name="T26"/>
          </table:table-cell>
        </table:table-row>
      </table:table>
      <text:p text:style-name="P10" loext:marker-style-name="T8"><text:span text:style-name="T8">Aufgabe 4: Effizienzbetrachtung</text:span><text:span text:style-name="T8"/></text:p>
      <text:p text:style-name="P5" loext:marker-style-name="T3"><text:span text:style-name="T3">Geben Sie eine Eingabeliste an, für die das Sortierverfahren besonders effizient arbeitet, sowie eine Eingabeliste, die zu einer ineffizienten Abarbeitung führt.</text:span><text:span text:style-name="T3"/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 table:style-name="Tabelle8.1">
          <table:table-cell table:style-name="Tabelle8.A1" office:value-type="string">
            <text:p text:style-name="P35" loext:marker-style-name="T6"/>
          </table:table-cell>
          <table:table-cell table:style-name="Tabelle8.A1" office:value-type="string">
            <text:p text:style-name="P30" loext:marker-style-name="T6"><text:span text:style-name="T6">Effiziente Abarbeitung</text:span><text:span text:style-name="T6"/></text:p>
          </table:table-cell>
          <table:table-cell table:style-name="Tabelle8.A1" office:value-type="string">
            <text:p text:style-name="P30" loext:marker-style-name="T6"><text:span text:style-name="T6">Ineffiziente Abarbeitung</text:span><text:span text:style-name="T6"/></text:p>
          </table:table-cell>
        </table:table-row>
        <table:table-row table:style-name="Tabelle8.2">
          <table:table-cell table:style-name="Tabelle8.A1" office:value-type="string">
            <text:p text:style-name="P32" loext:marker-style-name="T6"><text:span text:style-name="T6">Beispiel</text:span><text:span text:style-name="T6"/></text:p>
          </table:table-cell>
          <table:table-cell table:style-name="Tabelle8.B2" office:value-type="string">
            <text:p text:style-name="P34" loext:marker-style-name="T3"/>
          </table:table-cell>
          <table:table-cell table:style-name="Tabelle8.C2" office:value-type="string">
            <text:p text:style-name="P34" loext:marker-style-name="T3"/>
          </table:table-cell>
        </table:table-row>
        <table:table-row table:style-name="Tabelle8.3">
          <table:table-cell table:style-name="Tabelle8.A1" office:value-type="string">
            <text:p text:style-name="P32" loext:marker-style-name="T6"><text:span text:style-name="T6">Begründung</text:span><text:span text:style-name="T6"/></text:p>
          </table:table-cell>
          <table:table-cell table:style-name="Tabelle8.B3" office:value-type="string">
            <text:p text:style-name="P34" loext:marker-style-name="T3"/>
          </table:table-cell>
          <table:table-cell table:style-name="Tabelle8.C3" office:value-type="string">
            <text:p text:style-name="P34" loext:marker-style-name="T3"/>
          </table:table-cell>
        </table:table-row>
      </table:table>
      <text:p text:style-name="P11" loext:marker-style-name="T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f" style:family="text" style:parent-style-name="Default_20_Paragraph_20_Font"/>
    <style:style style:name="w" style:family="text" style:parent-style-name="Default_20_Paragraph_20_Font"/>
    <style:style style:name="ow" style:family="text" style:parent-style-name="Default_20_Paragraph_20_Font"/>
    <style:style style:name="kt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o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7" style:family="table">
      <style:table-properties style:width="17cm" style:rel-width="100%" fo:margin-left="0.009cm" fo:margin-top="0cm" fo:margin-bottom="0cm" table:align="left" style:writing-mode="lr-tb"/>
    </style:style>
    <style:style style:name="Tabelle7.A" style:family="table-column">
      <style:table-column-properties style:column-width="5.514cm" style:rel-column-width="21259*"/>
    </style:style>
    <style:style style:name="Tabelle7.B" style:family="table-column">
      <style:table-column-properties style:column-width="7.082cm" style:rel-column-width="27302*"/>
    </style:style>
    <style:style style:name="Tabelle7.C" style:family="table-column">
      <style:table-column-properties style:column-width="4.403cm" style:rel-column-width="16974*"/>
    </style:style>
    <style:style style:name="Tabelle7.1" style:family="table-row">
      <style:table-row-properties style:min-row-height="0.884cm" fo:keep-together="auto"/>
    </style:style>
    <style:style style:name="Tabelle7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7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5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1" loext:marker-style-name="MT1"><text:span text:style-name="MT1">Eckener-Gymnasium<text:line-break/>Informatik LK 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7.B1" office:value-type="string">
              <text:p text:style-name="MP2" loext:marker-style-name="MT2"><text:span text:style-name="MT3">Algorithmen &amp; Datenstrukturen</text:span><text:span text:style-name="MT3"/></text:p>
            </table:table-cell>
            <table:table-cell table:style-name="Tabelle7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meta:editing-cycles>9</meta:editing-cycles>
    <meta:print-date>2021-11-16T15:10:00</meta:print-date>
    <meta:creation-date>2024-01-21T16:27:00</meta:creation-date>
    <dc:date>2024-01-29T12:32:19.684977568</dc:date>
    <meta:editing-duration>PT26M13S</meta:editing-duration>
    <meta:generator>LibreOffice/7.5.5.2$Linux_X86_64 LibreOffice_project/50$Build-2</meta:generator>
    <meta:document-statistic meta:table-count="8" meta:image-count="0" meta:object-count="0" meta:page-count="3" meta:paragraph-count="87" meta:word-count="316" meta:character-count="2481" meta:non-whitespace-character-count="2239"/>
    <meta:user-defined meta:name="AppVersion">16.0000</meta:user-defined>
    <meta:template xlink:type="simple" xlink:actuate="onRequest" xlink:title="Normal.dotm" xlink:href=""/>
  </office:meta>
</office:document-meta>
</file>